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796" officeooo:paragraph-rsid="00170796"/>
    </style:style>
    <style:style style:name="P2" style:family="paragraph" style:parent-style-name="Standard">
      <style:text-properties officeooo:rsid="00170796" officeooo:paragraph-rsid="00187428"/>
    </style:style>
    <style:style style:name="P3" style:family="paragraph" style:parent-style-name="Standard">
      <style:text-properties style:font-name="Lohit Punjabi" fo:font-size="9pt" officeooo:rsid="00170796" officeooo:paragraph-rsid="00170796" style:font-size-asian="9pt" style:font-size-complex="9pt"/>
    </style:style>
    <style:style style:name="P4" style:family="paragraph" style:parent-style-name="Standard">
      <style:text-properties fo:color="#666666" style:font-name="Lohit Punjabi" fo:font-size="9pt" officeooo:rsid="00170796" officeooo:paragraph-rsid="00170796" style:font-size-asian="9pt" style:font-size-complex="9pt"/>
    </style:style>
    <style:style style:name="P5" style:family="paragraph" style:parent-style-name="Standard">
      <style:text-properties fo:color="#666666" style:font-name="Lohit Punjabi" fo:font-size="9pt" officeooo:rsid="00170796" officeooo:paragraph-rsid="00187428" style:font-size-asian="9pt" style:font-size-complex="9pt"/>
    </style:style>
    <style:style style:name="P6" style:family="paragraph" style:parent-style-name="Standard">
      <style:text-properties fo:color="#666666" style:font-name="Lohit Punjabi" fo:font-size="9pt" officeooo:rsid="00170796" officeooo:paragraph-rsid="0019d730" style:font-size-asian="9pt" style:font-size-complex="9pt"/>
    </style:style>
    <style:style style:name="P7" style:family="paragraph" style:parent-style-name="Standard">
      <style:text-properties fo:color="#666666" style:font-name="Lohit Punjabi" fo:font-size="9pt" officeooo:rsid="0019d730" officeooo:paragraph-rsid="00170796" style:font-size-asian="9pt" style:font-size-complex="9pt"/>
    </style:style>
    <style:style style:name="P8" style:family="paragraph" style:parent-style-name="Standard">
      <style:text-properties officeooo:rsid="00187428" officeooo:paragraph-rsid="00187428"/>
    </style:style>
    <style:style style:name="P9" style:family="paragraph" style:parent-style-name="Standard">
      <style:text-properties officeooo:rsid="0019d730" officeooo:paragraph-rsid="0019d730"/>
    </style:style>
    <style:style style:name="P10" style:family="paragraph" style:parent-style-name="Standard">
      <style:text-properties fo:font-weight="bold" officeooo:rsid="0019d730" officeooo:paragraph-rsid="0019d730" style:font-weight-asian="bold" style:font-weight-complex="bold"/>
    </style:style>
    <style:style style:name="T1" style:family="text">
      <style:text-properties fo:color="#666666" style:font-name="Lohit Punjabi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n Brookens</text:p>
      <text:p text:style-name="P1">Lab 4</text:p>
      <text:p text:style-name="P1">Adding Users and Groups with Puppet</text:p>
      <text:p text:style-name="P1"/>
      <text:p text:style-name="P1"/>
      <text:p text:style-name="P1">Installed dependencies:</text:p>
      <text:p text:style-name="P4">yum install epel-release</text:p>
      <text:p text:style-name="P4">yum install puppet</text:p>
      <text:p text:style-name="P3"/>
      <text:p text:style-name="P4">yum install git</text:p>
      <text:p text:style-name="P1"><text:span text:style-name="T1">git clone </text:span><text:a xlink:type="simple" xlink:href="https://github.com/evbr1432/PuppetProject.git" text:style-name="Internet_20_link" text:visited-style-name="Visited_20_Internet_20_Link">https://github.com/evbr1432/PuppetProject.git</text:a></text:p>
      <text:p text:style-name="P4"/>
      <text:p text:style-name="P4">cd PuppetProject/</text:p>
      <text:p text:style-name="P4"/>
      <text:p text:style-name="P1">FOR MACHINE E ONLY</text:p>
      <text:p text:style-name="P5">vim site.pp</text:p>
      <text:p text:style-name="P2">Uncomment out last 3 file adds at the bottom of the file.</text:p>
      <text:p text:style-name="P2"/>
      <text:p text:style-name="P8">Run for Machines A-D</text:p>
      <text:p text:style-name="P5">puppet apply site.pp</text:p>
      <text:p text:style-name="P1"/>
      <text:p text:style-name="P4">Exit</text:p>
      <text:p text:style-name="P7"/>
      <text:p text:style-name="P10">Puppet Manifestes:</text:p>
      <text:p text:style-name="P10"/>
      <text:p text:style-name="P9">To get password in hashed form:</text:p>
      <text:p text:style-name="P6">openssl passwd -1</text:p>
      <text:p text:style-name="P6"/>
      <text:p text:style-name="P9">group {"GROUP NAME":</text:p>
      <text:p text:style-name="P9"><text:tab/>ensure =&gt; "present",</text:p>
      <text:p text:style-name="P9"><text:tab/>gid =&gt; "GID NUMBER",</text:p>
      <text:p text:style-name="P9">}</text:p>
      <text:p text:style-name="P9"/>
      <text:p text:style-name="P9">user { "USERNAME":</text:p>
      <text:p text:style-name="P9"><text:tab/>uid =&gt; "UNIQUE IDENTIFYING NUMBER",</text:p>
      <text:p text:style-name="P9"><text:tab/>gid =&gt; "PRIVATE GROUP NAME",</text:p>
      <text:p text:style-name="P9"><text:tab/>ensure =&gt; present,</text:p>
      <text:p text:style-name="P9"><text:tab/>password =&gt; 'HASHED PASSWORD',</text:p>
      <text:p text:style-name="P9"><text:tab/>comment =&gt; "ANY COMMENT",</text:p>
      <text:p text:style-name="P9"><text:tab/>groups =&gt; ["GROUP1","GROUP2"],</text:p>
      <text:p text:style-name="P9"><text:tab/>membership =&gt; minimum,</text:p>
      <text:p text:style-name="P9"><text:tab/>shell =&gt; "SHELL",</text:p>
      <text:p text:style-name="P9"><text:tab/>home =&gt; "/home/USERNAME",</text:p>
      <text:p text:style-name="P9"><text:tab/>managehome =&gt; 'true',</text:p>
      <text:p text:style-name="P9"><text:soft-page-break/>}</text:p>
      <text:p text:style-name="P9"/>
      <text:p text:style-name="P9">file { '/home/USERNAME':</text:p>
      <text:p text:style-name="P9"><text:tab/>ensure =&gt; "FILE OR DIRECTORY",</text:p>
      <text:p text:style-name="P9"><text:tab/>source =&gt; "SOURCE FILE",</text:p>
      <text:p text:style-name="P9"><text:tab/>owner =&gt; 'USERNAME',</text:p>
      <text:p text:style-name="P9"><text:tab/>group =&gt; 'GROUP USER NAME',</text:p>
      <text:p text:style-name="P9"><text:tab/>mode =&gt; 'PERMISSION MODE',</text:p>
      <text:p text:style-name="P9"><text:tab/>recurse =&gt; true,</text:p>
      <text:p text:style-name="P9">}</text:p>
      <text:p text:style-name="P9"/>
      <text:p text:style-name="P10">EX for user mscott in mscott’s own private group and managers:</text:p>
      <text:p text:style-name="P9"/>
      <text:p text:style-name="P9">group { "mscott":</text:p>
      <text:p text:style-name="P9"><text:tab/>ensure =&gt; "present",</text:p>
      <text:p text:style-name="P9"><text:tab/>gid =&gt; 5104,</text:p>
      <text:p text:style-name="P9"><text:tab/>}</text:p>
      <text:p text:style-name="P9">user { "mscott":</text:p>
      <text:p text:style-name="P9"><text:tab/>uid =&gt; "4001",</text:p>
      <text:p text:style-name="P9"><text:tab/>gid =&gt; "mscott",</text:p>
      <text:p text:style-name="P9"><text:tab/>ensure =&gt; present,</text:p>
      <text:p text:style-name="P9"><text:tab/>comment =&gt; "Michal Scott",</text:p>
      <text:p text:style-name="P9"><text:tab/>password =&gt; '$1$eMqmMBOS$3jEiPQ/J.Ol07JTI3VRDy',</text:p>
      <text:p text:style-name="P9"><text:tab/>groups =&gt; ["mscott","managers"],</text:p>
      <text:p text:style-name="P9"><text:tab/>membership =&gt; minimum,</text:p>
      <text:p text:style-name="P9"><text:tab/>shell =&gt; "/bin/bash",</text:p>
      <text:p text:style-name="P9"><text:tab/>home =&gt; "/home/mscott",</text:p>
      <text:p text:style-name="P9"><text:tab/>managehome =&gt; 'true',</text:p>
      <text:p text:style-name="P9">}</text:p>
      <text:p text:style-name="P9"/>
      <text:p text:style-name="P9">file { '/home/mscott':</text:p>
      <text:p text:style-name="P9"><text:tab/>ensure =&gt; "directory",</text:p>
      <text:p text:style-name="P9"><text:tab/>source =&gt; "file:///etc/skel",</text:p>
      <text:p text:style-name="P9"><text:tab/>owner =&gt; 'mscott',</text:p>
      <text:p text:style-name="P9"><text:tab/>group =&gt; 'mscott',</text:p>
      <text:p text:style-name="P9"><text:tab/>mode =&gt; '2755',</text:p>
      <text:p text:style-name="P9"><text:tab/>recurse =&gt; true,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1:49:38.105641359</meta:creation-date>
    <dc:date>2016-10-14T02:05:25.867093202</dc:date>
    <meta:editing-duration>PT15M47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67" meta:word-count="220" meta:character-count="1448" meta:non-whitespace-character-count="1258"/>
  </office:meta>
</office:document-meta>
</file>